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e9d45" officeooo:paragraph-rsid="000e9d45"/>
    </style:style>
    <style:style style:name="P2" style:family="paragraph" style:parent-style-name="Standard">
      <style:text-properties officeooo:rsid="00113fb2" officeooo:paragraph-rsid="00113fb2"/>
    </style:style>
    <style:style style:name="P3" style:family="paragraph" style:parent-style-name="Standard">
      <style:text-properties officeooo:rsid="00113fb2" officeooo:paragraph-rsid="0011f5d3"/>
    </style:style>
    <style:style style:name="T1" style:family="text">
      <style:text-properties officeooo:rsid="000e9d45"/>
    </style:style>
    <style:style style:name="T2" style:family="text">
      <style:text-properties officeooo:rsid="0011f5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g Adoption Admin Credentials</text:p>
      <text:p text:style-name="P1"/>
      <text:p text:style-name="P1">Username: DogAdmin</text:p>
      <text:p text:style-name="P1">Email: <text:a xlink:type="simple" xlink:href="mailto:admin@dogadoption.com" text:style-name="Internet_20_link" text:visited-style-name="Visited_20_Internet_20_Link">admin@dogadoption.com</text:a></text:p>
      <text:p text:style-name="P1">Password: <text:bookmark-start text:name="__DdeLink__186_3803332980"/><text:bookmark-start text:name="__DdeLink__188_3803332980"/><text:bookmark-start text:name="__DdeLink__190_3803332980"/><text:bookmark-start text:name="__DdeLink__196_3803332980"/><text:bookmark-start text:name="__DdeLink__200_3803332980"/>uAIm$97qdQ4w<text:bookmark-end text:name="__DdeLink__186_3803332980"/><text:bookmark-end text:name="__DdeLink__188_3803332980"/><text:bookmark-end text:name="__DdeLink__190_3803332980"/><text:bookmark-end text:name="__DdeLink__196_3803332980"/><text:bookmark-end text:name="__DdeLink__200_3803332980"/></text:p>
      <text:p text:style-name="P1"/>
      <text:p text:style-name="P2"><text:bookmark-start text:name="__DdeLink__205_3803332980"/>Username: <text:a xlink:type="simple" xlink:href="mailto:dummyuser1@dummymail.com" text:style-name="Internet_20_link" text:visited-style-name="Visited_20_Internet_20_Link">dummyuser1@dummymail.com</text:a></text:p>
      <text:p text:style-name="P2">Email: <text:a xlink:type="simple" xlink:href="mailto:dummyuser1@dummymail.com" text:style-name="Internet_20_link" text:visited-style-name="Visited_20_Internet_20_Link">dummyuser1@dummymail.com</text:a></text:p>
      <text:p text:style-name="P2">Password: <text:bookmark-start text:name="__DdeLink__202_3803332980"/><text:bookmark-start text:name="__DdeLink__208_3803332980"/><text:span text:style-name="T1">uAIm$97qdQ4w</text:span><text:bookmark-end text:name="__DdeLink__202_3803332980"/><text:bookmark-end text:name="__DdeLink__208_3803332980"/><text:bookmark-end text:name="__DdeLink__205_3803332980"/></text:p>
      <text:p text:style-name="P2"/>
      <text:p text:style-name="P3">Username: <text:a xlink:type="simple" xlink:href="mailto:dummyuser1@dummymail.com" text:style-name="Internet_20_link" text:visited-style-name="Visited_20_Internet_20_Link">dummyuser</text:a><text:a xlink:type="simple" xlink:href="mailto:dummyuser1@dummymail.com" text:style-name="Internet_20_link" text:visited-style-name="Visited_20_Internet_20_Link"><text:span text:style-name="T2">2</text:span></text:a><text:a xlink:type="simple" xlink:href="mailto:dummyuser1@dummymail.com" text:style-name="Internet_20_link" text:visited-style-name="Visited_20_Internet_20_Link">@dummymail.com</text:a></text:p>
      <text:p text:style-name="P3">Email: <text:a xlink:type="simple" xlink:href="mailto:dummyuser1@dummymail.com" text:style-name="Internet_20_link" text:visited-style-name="Visited_20_Internet_20_Link">dummyuser</text:a><text:a xlink:type="simple" xlink:href="mailto:dummyuser1@dummymail.com" text:style-name="Internet_20_link" text:visited-style-name="Visited_20_Internet_20_Link"><text:span text:style-name="T2">2</text:span></text:a><text:a xlink:type="simple" xlink:href="mailto:dummyuser1@dummymail.com" text:style-name="Internet_20_link" text:visited-style-name="Visited_20_Internet_20_Link">@dummymail.com</text:a></text:p>
      <text:p text:style-name="P3">Password: <text:bookmark-start text:name="__DdeLink__202_38033329801"/><text:span text:style-name="T1">uAIm$97qdQ4w</text:span><text:bookmark-end text:name="__DdeLink__202_380333298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8:56:32.660514708</meta:creation-date>
    <dc:date>2020-03-15T14:26:25.397372005</dc:date>
    <meta:editing-duration>PT11H46M27S</meta:editing-duration>
    <meta:editing-cycles>3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10" meta:word-count="22" meta:character-count="272" meta:non-whitespace-character-count="260"/>
  </office:meta>
</office:document-meta>
</file>